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30000012A5D6C6EE3689E125C.png" manifest:media-type="image/png"/>
  <manifest:file-entry manifest:full-path="Pictures/1000020100000498000003753F28D85241F80EBC.png" manifest:media-type="image/png"/>
  <manifest:file-entry manifest:full-path="Pictures/10000201000003E1000000DB4F3E34D325EFEE03.png" manifest:media-type="image/png"/>
  <manifest:file-entry manifest:full-path="Pictures/10000201000001E20000006F76AEAE712703299E.png" manifest:media-type="image/png"/>
  <manifest:file-entry manifest:full-path="Pictures/100002010000026A00000079367B5B4D997AA0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1847" officeooo:paragraph-rsid="00111847"/>
    </style:style>
    <style:style style:name="T1" style:family="text">
      <style:text-properties officeooo:rsid="0012d2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.pom.xml 条件</text:p>
      <text:p text:style-name="P1"><draw:frame draw:style-name="fr1" draw:name="图像1" text:anchor-type="paragraph" svg:width="12.753cm" svg:height="2.937cm" draw:z-index="0"><draw:image xlink:href="Pictures/10000201000001E20000006F76AEAE712703299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图像2" text:anchor-type="paragraph" svg:width="16.351cm" svg:height="3.201cm" draw:z-index="1"><draw:image xlink:href="Pictures/100002010000026A00000079367B5B4D997AA0AB.png" xlink:type="simple" xlink:show="embed" xlink:actuate="onLoad" loext:mime-type="image/png"/></draw:frame>二.配置策略路径</text:p>
      <text:p text:style-name="P1"><draw:frame draw:style-name="fr2" draw:name="图像3" text:anchor-type="paragraph" svg:width="17cm" svg:height="3.748cm" draw:z-index="2"><draw:image xlink:href="Pictures/10000201000003E1000000DB4F3E34D325EFEE03.png" xlink:type="simple" xlink:show="embed" xlink:actuate="onLoad" loext:mime-type="image/png"/></draw:frame>三.配置策略</text:p>
      <text:p text:style-name="P1"><draw:frame draw:style-name="fr2" draw:name="图像4" text:anchor-type="paragraph" svg:width="17cm" svg:height="12.792cm" draw:z-index="3"><draw:image xlink:href="Pictures/1000020100000498000003753F28D85241F80EBC.png" xlink:type="simple" xlink:show="embed" xlink:actuate="onLoad" loext:mime-type="image/png"/></draw:frame>四.使用</text:p>
      <text:p text:style-name="P1"><draw:frame draw:style-name="fr2" draw:name="图像5" text:anchor-type="paragraph" svg:width="17cm" svg:height="6.436cm" draw:z-index="4"><draw:image xlink:href="Pictures/10000201000003130000012A5D6C6EE3689E125C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09:05:00.247186017</meta:creation-date>
    <meta:generator>LibreOffice/6.0.7.3$Linux_X86_64 LibreOffice_project/00m0$Build-3</meta:generator>
    <dc:date>2020-01-10T09:24:29.367968043</dc:date>
    <meta:editing-duration>PT8M41S</meta:editing-duration>
    <meta:editing-cycles>3</meta:editing-cycles>
    <meta:document-statistic meta:table-count="0" meta:image-count="5" meta:object-count="0" meta:page-count="2" meta:paragraph-count="4" meta:word-count="22" meta:character-count="30" meta:non-whitespace-character-count="29"/>
  </office:meta>
</office:document-meta>
</file>